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HandlerContext.getPar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HandlerContext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HandlerContext.getPropertyType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HandlerContext.getNodeType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HandlerContext.QueryHandlerContext( FileSystem fs , ItemStateManager stateMgr , PersistenceManager pm , NodeId rootId , NodeTypeRegistry ntRegistry , NamespaceRegistryImpl nsRegistry , QueryHandler parentHandler , NodeId excludedNod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ueryHandlerContext.getItemStat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HandlerContext.getRoo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HandlerContext.getNamespace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HandlerContext.getExcluded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HandlerContext.getFil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HandlerContext.getPersisten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